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PROCEDURE IF EXISTS alumnos</text:p>
      <text:p text:style-name="Standard">DELIMITER //</text:p>
      <text:p text:style-name="Standard"/>
      <text:p text:style-name="Standard">CREATE PROCEDURE alumnos()</text:p>
      <text:p text:style-name="Standard">BEGIN</text:p>
      <text:p text:style-name="Standard"><text:tab/>CREATE TABLE `clone_909-alumnos` (SELECT * FROM `909-alumnos`);</text:p>
      <text:p text:style-name="Standard"><text:tab/>UPDATE `clone_909-alumnos` SET `p39_i`=10/3*(`p39_i`-1);</text:p>
      <text:p text:style-name="Standard"><text:tab/>UPDATE `clone_909-alumnos` SET `p39_k`=10/3*(`p39_k`-1);</text:p>
      <text:p text:style-name="Standard"><text:tab/>UPDATE `clone_909-alumnos` SET `p39_r`=10/3*(`p39_r`-1);</text:p>
      <text:p text:style-name="Standard"><text:tab/>UPDATE `clone_909-alumnos` SET `p39_t`=10/3*(`p39_t`-1);</text:p>
      <text:p text:style-name="Standard"><text:tab/>UPDATE `clone_909-alumnos` SET `p39_v`=10/3*(`p39_v`-1);</text:p>
      <text:p text:style-name="Standard"><text:tab/><text:tab/></text:p>
      <text:p text:style-name="Standard"><text:tab/>UPDATE `clone_909-alumnos` SET `p39_ad`=10/3*(`p39_ad`-1);</text:p>
      <text:p text:style-name="Standard"><text:tab/>UPDATE `clone_909-alumnos` SET `p39_ae`=10/3*(`p39_ae`-1);</text:p>
      <text:p text:style-name="Standard"><text:tab/>UPDATE `clone_909-alumnos` SET `p39_af`=10/3*(`p39_af`-1);</text:p>
      <text:p text:style-name="Standard"><text:tab/>UPDATE `clone_909-alumnos` SET `p39_ag`=10/3*(`p39_ag`-1);</text:p>
      <text:p text:style-name="Standard"><text:tab/>UPDATE `clone_909-alumnos` SET `p39_ah`=10/3*(`p39_ah`-1);</text:p>
      <text:p text:style-name="Standard"/>
      <text:p text:style-name="Standard"><text:tab/>UPDATE `clone_909-alumnos` SET `p39_o`=10/3*(`p39_o`-1);</text:p>
      <text:p text:style-name="Standard"><text:tab/>UPDATE `clone_909-alumnos` SET `p39_w`=10/3*(`p39_w`-1);</text:p>
      <text:p text:style-name="Standard"><text:tab/>UPDATE `clone_909-alumnos` SET `p39_x`=10/3*(`p39_x`-1);</text:p>
      <text:p text:style-name="Standard"><text:tab/>UPDATE `clone_909-alumnos` SET `p39_y`=10/3*(`p39_y`-1);</text:p>
      <text:p text:style-name="Standard"><text:tab/>UPDATE `clone_909-alumnos` SET `p39_z`=10/3*(`p39_z`-1);</text:p>
      <text:p text:style-name="Standard"/>
      <text:p text:style-name="Standard"><text:tab/>UPDATE `clone_909-alumnos` SET `p39_ay`=10/3*(`p39_ay`-1);</text:p>
      <text:p text:style-name="Standard"><text:tab/>UPDATE `clone_909-alumnos` SET `p39_az`=10/3*(`p39_az`-1);</text:p>
      <text:p text:style-name="Standard"><text:tab/>UPDATE `clone_909-alumnos` SET `p39_ba`=10/3*(`p39_ba`-1);</text:p>
      <text:p text:style-name="Standard"><text:tab/>UPDATE `clone_909-alumnos` SET `p39_bb`=10/3*(`p39_bb`-1);</text:p>
      <text:p text:style-name="Standard"><text:tab/>UPDATE `clone_909-alumnos` SET `p39_bc`=10/3*(`p39_bc`-1);</text:p>
      <text:p text:style-name="Standard"/>
      <text:p text:style-name="Standard"><text:tab/>#-------------------------------</text:p>
      <text:p text:style-name="Standard"><text:tab/>#Aca va mas codigo de los egen</text:p>
      <text:p text:style-name="Standard"><text:tab/>#-------------------------------</text:p>
      <text:p text:style-name="Standard"><text:tab/>ALTER TABLE `clone_909-alumnos` ADD `f_p39_i` INT;</text:p>
      <text:p text:style-name="Standard"><text:tab/>SELECT count(p39_i) FROM `clone_909-alumnos` group by p39_i, coddane</text:p>
      <text:p text:style-name="Standard"/>
      <text:p text:style-name="Standard"><text:tab/>#-------------------------------</text:p>
      <text:p text:style-name="Standard"><text:tab/>#Aca va mas codigo de collapse</text:p>
      <text:p text:style-name="Standard"><text:tab/>#-------------------------------</text:p>
      <text:p text:style-name="Standard"/>
      <text:p text:style-name="Standard"><text:tab/>#-------------------------------</text:p>
      <text:p text:style-name="Standard"><text:tab/>#Aca va mas codigo de los egen</text:p>
      <text:p text:style-name="Standard"><text:tab/>#-------------------------------<text:tab/></text:p>
      <text:p text:style-name="Standard"/>
      <text:p text:style-name="Standard"><text:tab/>#DROP TABLE `clone_909-alumnos`;</text:p>
      <text:p text:style-name="Standard"/>
      <text:p text:style-name="Standard">END//</text:p>
      <text:p text:style-name="Standard"/>
      <text:p text:style-name="Standard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1-11-02T19:12:28</meta:creation-date>
    <meta:document-statistic meta:table-count="0" meta:image-count="0" meta:object-count="0" meta:page-count="1" meta:paragraph-count="40" meta:word-count="144" meta:character-count="1762" meta:non-whitespace-character-count="1621"/>
    <dc:date>2011-11-02T22:24:36</dc:date>
    <dc:creator>ruben </dc:creator>
    <meta:editing-duration>PT1H41M6S</meta:editing-duration>
    <meta:editing-cycles>1</meta:editing-cycles>
    <meta:generator>LibreOffice/3.4$Linux LibreOffice_project/340m1$Build-302</meta:generator>
  </office:meta>
</office:document-meta>
</file>